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048a1" officeooo:paragraph-rsid="001048a1" style:font-weight-asian="bold" style:font-weight-complex="bold"/>
    </style:style>
    <style:style style:name="P2" style:family="paragraph" style:parent-style-name="Standard">
      <style:paragraph-properties fo:text-align="start" style:justify-single-word="false"/>
      <style:text-properties fo:font-weight="bold" officeooo:rsid="001048a1" officeooo:paragraph-rsid="001048a1" style:font-weight-asian="bold" style:font-weight-complex="bold"/>
    </style:style>
    <style:style style:name="P3" style:family="paragraph" style:parent-style-name="Standard">
      <style:paragraph-properties fo:text-align="center" style:justify-single-word="false"/>
      <style:text-properties fo:font-weight="bold" officeooo:rsid="0011c739" officeooo:paragraph-rsid="0011c739" style:font-weight-asian="bold" style:font-weight-complex="bold"/>
    </style:style>
    <style:style style:name="P4" style:family="paragraph" style:parent-style-name="Standard">
      <style:paragraph-properties fo:text-align="start" style:justify-single-word="false"/>
      <style:text-properties fo:font-weight="normal" officeooo:rsid="001048a1" officeooo:paragraph-rsid="001048a1" style:font-weight-asian="normal" style:font-weight-complex="normal"/>
    </style:style>
    <style:style style:name="P5" style:family="paragraph" style:parent-style-name="Standard">
      <style:paragraph-properties fo:text-align="start" style:justify-single-word="false"/>
      <style:text-properties fo:font-weight="normal" officeooo:rsid="0011c739" officeooo:paragraph-rsid="0011c739" style:font-weight-asian="normal" style:font-weight-complex="normal"/>
    </style:style>
    <style:style style:name="P6" style:family="paragraph" style:parent-style-name="Standard">
      <style:paragraph-properties fo:text-align="start" style:justify-single-word="false"/>
      <style:text-properties fo:font-weight="normal" officeooo:rsid="0014b96d" officeooo:paragraph-rsid="0014b96d" style:font-weight-asian="normal" style:font-weight-complex="normal"/>
    </style:style>
    <style:style style:name="P7" style:family="paragraph" style:parent-style-name="Standard">
      <style:paragraph-properties fo:text-align="start" style:justify-single-word="false" fo:break-before="page"/>
      <style:text-properties fo:font-weight="normal" officeooo:rsid="0011c739" officeooo:paragraph-rsid="0011c739" style:font-weight-asian="normal" style:font-weight-complex="normal"/>
    </style:style>
    <style:style style:name="P8" style:family="paragraph" style:parent-style-name="Standard" style:list-style-name="L1">
      <style:paragraph-properties fo:text-align="start" style:justify-single-word="false"/>
      <style:text-properties fo:font-weight="normal" officeooo:rsid="001048a1" officeooo:paragraph-rsid="001048a1" style:font-weight-asian="normal" style:font-weight-complex="normal"/>
    </style:style>
    <style:style style:name="P9" style:family="paragraph" style:parent-style-name="Standard" style:list-style-name="L2">
      <style:paragraph-properties fo:text-align="start" style:justify-single-word="false"/>
      <style:text-properties fo:font-weight="normal" officeooo:rsid="001048a1" officeooo:paragraph-rsid="001048a1" style:font-weight-asian="normal" style:font-weight-complex="normal"/>
    </style:style>
    <style:style style:name="P10" style:family="paragraph" style:parent-style-name="Standard" style:list-style-name="L2">
      <style:paragraph-properties fo:text-align="center" style:justify-single-word="false"/>
      <style:text-properties fo:font-weight="normal" officeooo:rsid="001048a1" officeooo:paragraph-rsid="001048a1" style:font-weight-asian="normal" style:font-weight-complex="normal"/>
    </style:style>
    <style:style style:name="P11" style:family="paragraph" style:parent-style-name="Standard" style:list-style-name="L3">
      <style:paragraph-properties fo:text-align="start" style:justify-single-word="false"/>
      <style:text-properties fo:font-weight="normal" officeooo:rsid="0011c739" officeooo:paragraph-rsid="0011c739" style:font-weight-asian="normal" style:font-weight-complex="normal"/>
    </style:style>
    <style:style style:name="P12" style:family="paragraph" style:parent-style-name="Standard" style:list-style-name="L4">
      <style:paragraph-properties fo:text-align="start" style:justify-single-word="false"/>
      <style:text-properties fo:font-weight="normal" officeooo:rsid="0011c739" officeooo:paragraph-rsid="0011c739" style:font-weight-asian="normal" style:font-weight-complex="normal"/>
    </style:style>
    <style:style style:name="P13" style:family="paragraph" style:parent-style-name="Standard" style:list-style-name="L5">
      <style:paragraph-properties fo:text-align="start" style:justify-single-word="false"/>
      <style:text-properties fo:font-weight="normal" officeooo:rsid="0011c739" officeooo:paragraph-rsid="0011c739" style:font-weight-asian="normal" style:font-weight-complex="normal"/>
    </style:style>
    <style:style style:name="P14" style:family="paragraph" style:parent-style-name="Standard" style:list-style-name="L5">
      <style:paragraph-properties fo:text-align="start" style:justify-single-word="false"/>
      <style:text-properties fo:font-weight="normal" officeooo:rsid="0012e81d" officeooo:paragraph-rsid="0014b96d" style:font-weight-asian="normal" style:font-weight-complex="normal"/>
    </style:style>
    <style:style style:name="P15" style:family="paragraph" style:parent-style-name="Standard" style:list-style-name="L5">
      <style:paragraph-properties fo:text-align="start" style:justify-single-word="false"/>
      <style:text-properties fo:font-weight="normal" officeooo:rsid="0013be57" officeooo:paragraph-rsid="0014b96d" style:font-weight-asian="normal" style:font-weight-complex="normal"/>
    </style:style>
    <style:style style:name="P16" style:family="paragraph" style:parent-style-name="Standard" style:list-style-name="L5">
      <style:paragraph-properties fo:text-align="start" style:justify-single-word="false"/>
      <style:text-properties fo:font-weight="normal" officeooo:rsid="001d65e9" officeooo:paragraph-rsid="001e96a9" style:font-weight-asian="normal" style:font-weight-complex="normal"/>
    </style:style>
    <style:style style:name="P17" style:family="paragraph" style:parent-style-name="Standard" style:list-style-name="L5">
      <style:paragraph-properties fo:text-align="start" style:justify-single-word="false"/>
      <style:text-properties fo:font-weight="normal" officeooo:rsid="002a6705" officeooo:paragraph-rsid="002a6705" style:font-weight-asian="normal" style:font-weight-complex="normal"/>
    </style:style>
    <style:style style:name="P18" style:family="paragraph" style:parent-style-name="Standard" style:list-style-name="L5">
      <style:paragraph-properties fo:text-align="start" style:justify-single-word="false"/>
      <style:text-properties fo:font-weight="normal" officeooo:rsid="00313b3c" officeooo:paragraph-rsid="00313b3c" style:font-weight-asian="normal" style:font-weight-complex="normal"/>
    </style:style>
    <style:style style:name="P19" style:family="paragraph" style:parent-style-name="Standard" style:list-style-name="L5">
      <style:paragraph-properties fo:text-align="start" style:justify-single-word="false"/>
      <style:text-properties fo:font-weight="normal" officeooo:rsid="001b892e" officeooo:paragraph-rsid="001bbc1b" style:font-weight-asian="normal" style:font-weight-complex="normal"/>
    </style:style>
    <style:style style:name="P20" style:family="paragraph" style:parent-style-name="Standard" style:list-style-name="L5">
      <style:paragraph-properties fo:text-align="start" style:justify-single-word="false"/>
      <style:text-properties officeooo:paragraph-rsid="0014b96d"/>
    </style:style>
    <style:style style:name="P21" style:family="paragraph" style:parent-style-name="Standard" style:list-style-name="L5">
      <style:paragraph-properties fo:text-align="start" style:justify-single-word="false"/>
      <style:text-properties officeooo:paragraph-rsid="00221781"/>
    </style:style>
    <style:style style:name="P22" style:family="paragraph" style:parent-style-name="Standard" style:list-style-name="L5">
      <style:paragraph-properties fo:text-align="start" style:justify-single-word="false"/>
      <style:text-properties officeooo:paragraph-rsid="001ab753"/>
    </style:style>
    <style:style style:name="P23" style:family="paragraph" style:parent-style-name="Standard" style:list-style-name="L5">
      <style:paragraph-properties fo:text-align="start" style:justify-single-word="false"/>
      <style:text-properties officeooo:paragraph-rsid="001bbc1b"/>
    </style:style>
    <style:style style:name="P24" style:family="paragraph" style:parent-style-name="Standard" style:list-style-name="L5">
      <style:paragraph-properties fo:text-align="start" style:justify-single-word="false"/>
      <style:text-properties officeooo:paragraph-rsid="0027bb13"/>
    </style:style>
    <style:style style:name="P25" style:family="paragraph" style:parent-style-name="Standard" style:list-style-name="L5">
      <style:paragraph-properties fo:text-align="start" style:justify-single-word="false"/>
      <style:text-properties officeooo:paragraph-rsid="002a6705"/>
    </style:style>
    <style:style style:name="P26" style:family="paragraph" style:parent-style-name="Standard" style:list-style-name="L5">
      <style:paragraph-properties fo:text-align="start" style:justify-single-word="false"/>
      <style:text-properties officeooo:paragraph-rsid="00312f4b"/>
    </style:style>
    <style:style style:name="P27" style:family="paragraph" style:parent-style-name="Standard" style:list-style-name="L5">
      <style:paragraph-properties fo:text-align="start" style:justify-single-word="false"/>
      <style:text-properties officeooo:rsid="001d65e9" officeooo:paragraph-rsid="001e96a9"/>
    </style:style>
    <style:style style:name="T1" style:family="text">
      <style:text-properties fo:font-weight="normal" style:font-weight-asian="normal" style:font-weight-complex="normal"/>
    </style:style>
    <style:style style:name="T2" style:family="text">
      <style:text-properties fo:font-weight="normal" officeooo:rsid="0012e81d" style:font-weight-asian="normal" style:font-weight-complex="normal"/>
    </style:style>
    <style:style style:name="T3" style:family="text">
      <style:text-properties fo:font-weight="normal" officeooo:rsid="00130d75" style:font-weight-asian="normal" style:font-weight-complex="normal"/>
    </style:style>
    <style:style style:name="T4" style:family="text">
      <style:text-properties fo:font-weight="normal" officeooo:rsid="0013214b" style:font-weight-asian="normal" style:font-weight-complex="normal"/>
    </style:style>
    <style:style style:name="T5" style:family="text">
      <style:text-properties fo:font-weight="normal" officeooo:rsid="0014b96d" style:font-weight-asian="normal" style:font-weight-complex="normal"/>
    </style:style>
    <style:style style:name="T6" style:family="text">
      <style:text-properties fo:font-weight="normal" officeooo:rsid="0014aa58" style:font-weight-asian="normal" style:font-weight-complex="normal"/>
    </style:style>
    <style:style style:name="T7" style:family="text">
      <style:text-properties fo:font-weight="normal" officeooo:rsid="0014d04d" style:font-weight-asian="normal" style:font-weight-complex="normal"/>
    </style:style>
    <style:style style:name="T8" style:family="text">
      <style:text-properties fo:font-weight="normal" officeooo:rsid="0016c642" style:font-weight-asian="normal" style:font-weight-complex="normal"/>
    </style:style>
    <style:style style:name="T9" style:family="text">
      <style:text-properties fo:font-weight="normal" officeooo:rsid="0016f0d2" style:font-weight-asian="normal" style:font-weight-complex="normal"/>
    </style:style>
    <style:style style:name="T10" style:family="text">
      <style:text-properties fo:font-weight="normal" officeooo:rsid="00177aab" style:font-weight-asian="normal" style:font-weight-complex="normal"/>
    </style:style>
    <style:style style:name="T11" style:family="text">
      <style:text-properties fo:font-weight="normal" officeooo:rsid="0018b5bf" style:font-weight-asian="normal" style:font-weight-complex="normal"/>
    </style:style>
    <style:style style:name="T12" style:family="text">
      <style:text-properties fo:font-weight="normal" officeooo:rsid="001ab753" style:font-weight-asian="normal" style:font-weight-complex="normal"/>
    </style:style>
    <style:style style:name="T13" style:family="text">
      <style:text-properties fo:font-weight="normal" officeooo:rsid="001b892e" style:font-weight-asian="normal" style:font-weight-complex="normal"/>
    </style:style>
    <style:style style:name="T14" style:family="text">
      <style:text-properties fo:font-weight="normal" officeooo:rsid="001d43d5" style:font-weight-asian="normal" style:font-weight-complex="normal"/>
    </style:style>
    <style:style style:name="T15" style:family="text">
      <style:text-properties fo:font-weight="normal" officeooo:rsid="001d65e9" style:font-weight-asian="normal" style:font-weight-complex="normal"/>
    </style:style>
    <style:style style:name="T16" style:family="text">
      <style:text-properties fo:font-weight="normal" officeooo:rsid="001e96a9" style:font-weight-asian="normal" style:font-weight-complex="normal"/>
    </style:style>
    <style:style style:name="T17" style:family="text">
      <style:text-properties fo:font-weight="normal" officeooo:rsid="00204fed" style:font-weight-asian="normal" style:font-weight-complex="normal"/>
    </style:style>
    <style:style style:name="T18" style:family="text">
      <style:text-properties fo:font-weight="normal" officeooo:rsid="00221781" style:font-weight-asian="normal" style:font-weight-complex="normal"/>
    </style:style>
    <style:style style:name="T19" style:family="text">
      <style:text-properties fo:font-weight="normal" officeooo:rsid="0023cdc2" style:font-weight-asian="normal" style:font-weight-complex="normal"/>
    </style:style>
    <style:style style:name="T20" style:family="text">
      <style:text-properties fo:font-weight="normal" officeooo:rsid="00252f29" style:font-weight-asian="normal" style:font-weight-complex="normal"/>
    </style:style>
    <style:style style:name="T21" style:family="text">
      <style:text-properties fo:font-weight="normal" officeooo:rsid="0026c6bb" style:font-weight-asian="normal" style:font-weight-complex="normal"/>
    </style:style>
    <style:style style:name="T22" style:family="text">
      <style:text-properties fo:font-weight="normal" officeooo:rsid="0027bb13" style:font-weight-asian="normal" style:font-weight-complex="normal"/>
    </style:style>
    <style:style style:name="T23" style:family="text">
      <style:text-properties fo:font-weight="normal" officeooo:rsid="00292981" style:font-weight-asian="normal" style:font-weight-complex="normal"/>
    </style:style>
    <style:style style:name="T24" style:family="text">
      <style:text-properties fo:font-weight="normal" officeooo:rsid="00296fc2" style:font-weight-asian="normal" style:font-weight-complex="normal"/>
    </style:style>
    <style:style style:name="T25" style:family="text">
      <style:text-properties fo:font-weight="normal" officeooo:rsid="002a0052" style:font-weight-asian="normal" style:font-weight-complex="normal"/>
    </style:style>
    <style:style style:name="T26" style:family="text">
      <style:text-properties fo:font-weight="normal" officeooo:rsid="002a6705" style:font-weight-asian="normal" style:font-weight-complex="normal"/>
    </style:style>
    <style:style style:name="T27" style:family="text">
      <style:text-properties fo:font-weight="normal" officeooo:rsid="002c3181" style:font-weight-asian="normal" style:font-weight-complex="normal"/>
    </style:style>
    <style:style style:name="T28" style:family="text">
      <style:text-properties fo:font-weight="normal" officeooo:rsid="002c7c4f" style:font-weight-asian="normal" style:font-weight-complex="normal"/>
    </style:style>
    <style:style style:name="T29" style:family="text">
      <style:text-properties fo:font-weight="normal" officeooo:rsid="002fdb1a" style:font-weight-asian="normal" style:font-weight-complex="normal"/>
    </style:style>
    <style:style style:name="T30" style:family="text">
      <style:text-properties fo:font-weight="normal" officeooo:rsid="00312f4b" style:font-weight-asian="normal" style:font-weight-complex="normal"/>
    </style:style>
    <style:style style:name="T31" style:family="text">
      <style:text-properties fo:font-weight="normal" officeooo:rsid="00313b3c" style:font-weight-asian="normal" style:font-weight-complex="normal"/>
    </style:style>
    <style:style style:name="T32" style:family="text">
      <style:text-properties fo:font-weight="normal" officeooo:rsid="00326440"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and Motivation</text:p>
      <text:list xml:id="list2317268791" text:style-name="L1">
        <text:list-item>
          <text:p text:style-name="P8">Tell about popularity of SPH</text:p>
        </text:list-item>
        <text:list-item>
          <text:p text:style-name="P8"><text:s/>Present a field of surface extraction</text:p>
        </text:list-item>
        <text:list-item>
          <text:p text:style-name="P8">Introduce into a problem of surface bumpiness of the reconstructed surface using current methods of surface reconstruction.</text:p>
        </text:list-item>
        <text:list-item>
          <text:p text:style-name="P8">Show a motivation slide with methods that where designed and implemented</text:p>
        </text:list-item>
      </text:list>
      <text:p text:style-name="P4"/>
      <text:p text:style-name="P2"/>
      <text:p text:style-name="P1">Related work</text:p>
      <text:list xml:id="list53321138" text:style-name="L2">
        <text:list-item>
          <text:p text:style-name="P9">Small introduction into a marching cubes and signed scalar fields</text:p>
        </text:list-item>
        <text:list-item>
          <text:p text:style-name="P9">Show existing methods and results of their reconstruction</text:p>
        </text:list-item>
        <text:list-item>
          <text:p text:style-name="P9">Explain problems that are introduced by methods</text:p>
        </text:list-item>
        <text:list-item>
          <text:p text:style-name="P9">Show architecture of the developed framework to show how developed algorythms are applied on top of the existing methods</text:p>
          <text:p text:style-name="P10"/>
        </text:list-item>
      </text:list>
      <text:p text:style-name="P4"/>
      <text:p text:style-name="P1">Blur reconstruction method</text:p>
      <text:list xml:id="list4150523003" text:style-name="L3">
        <text:list-item>
          <text:p text:style-name="P11">Express the idea of the reconstruction blur reconstruction</text:p>
        </text:list-item>
        <text:list-item>
          <text:p text:style-name="P11">Show the basic idea of the algorythm</text:p>
        </text:list-item>
        <text:list-item>
          <text:p text:style-name="P11">Exmplain the details of the algorythms</text:p>
        </text:list-item>
        <text:list-item>
          <text:p text:style-name="P11">Show performance analysis results</text:p>
        </text:list-item>
        <text:list-item>
          <text:p text:style-name="P11">Show the reconstruction results itself</text:p>
        </text:list-item>
      </text:list>
      <text:p text:style-name="P5"/>
      <text:p text:style-name="P3">MLS smoothing filter</text:p>
      <text:list xml:id="list1435232990" text:style-name="L4">
        <text:list-item>
          <text:p text:style-name="P12">Small introduction into MLS</text:p>
        </text:list-item>
        <text:list-item>
          <text:p text:style-name="P12">Express idea on how to apply MLS on top of the signed scalar field</text:p>
        </text:list-item>
        <text:list-item>
          <text:p text:style-name="P12">Introduce methods algorythms</text:p>
          <text:list>
            <text:list-item>
              <text:p text:style-name="P12">Basic idea</text:p>
            </text:list-item>
            <text:list-item>
              <text:p text:style-name="P12">Samples discovery</text:p>
            </text:list-item>
            <text:list-item>
              <text:p text:style-name="P12">Algorythm optimisations</text:p>
            </text:list-item>
            <text:list-item>
              <text:p text:style-name="P12">Influence of iterations and effects</text:p>
            </text:list-item>
          </text:list>
        </text:list-item>
        <text:list-item>
          <text:p text:style-name="P12">Show results of Performance analysis depending on parameters</text:p>
        </text:list-item>
      </text:list>
      <text:p text:style-name="P5"/>
      <text:p text:style-name="P3">Conclusions</text:p>
      <text:list xml:id="list3126959390" text:style-name="L5">
        <text:list-item>
          <text:p text:style-name="P13">Explain Pros and Cons of the algorythms</text:p>
        </text:list-item>
        <text:list-item>
          <text:p text:style-name="P13">Introduce a future work</text:p>
        </text:list-item>
      </text:list>
      <text:p text:style-name="P5"/>
      <text:p text:style-name="P5"/>
      <text:p text:style-name="P7"/>
      <text:p text:style-name="P6">SLIDES TEXT</text:p>
      <text:p text:style-name="P5"/>
      <text:list xml:id="list222108922135935" text:continue-numbering="true" text:style-name="L5">
        <text:list-item>
          <text:list>
            <text:list-item>
              <text:p text:style-name="P14">These dayes fluid animation is used in a wide range of areas e.g. in the gamedev, film industry, <text:s/>scientific researches, engineering, etc, thus there is a demand for a high quality and realistic simulation of liquids.</text:p>
            </text:list-item>
            <text:list-item>
              <text:p text:style-name="P20"><text:span text:style-name="T2">T</text:span><text:span text:style-name="T3">here are two mainly known techniques of fluid simulation: Eulerian methods (based on a statically defined grids on which all governing equations are qpplied) and Lagrangian methods (based on particles and their properties). The latter approach (also called SPH – smoothed particle hydrodinamics) gains more and more popularity novadayes due to its simplicity of understanding and implementation, and for the possibilities to generate realistic simulations. Lagrangian methods don’t have fixed domain restrictions, are able to reconstruct real life fluid scenarios and can be applied in different other areas e.g. simulation of sand, smoke, multiphase fluids combined with the rigid bod</text:span><text:span text:style-name="T4">ies</text:span><text:span text:style-name="T3"> resulting in large realistic scenes.</text:span></text:p>
            </text:list-item>
            <text:list-item>
              <text:p text:style-name="P15">The typical result of the simulation is a set of particles displaced in the space of the scene, however, this is not what is expected to receive as a rendering output. The final result should be a continuous fluid surface, that is represented in terms of triangular mesh (or other type of a mesh that can be rendered by a graphics software with application of different rendering functions, BRDF’s, ray-trasing). The set of particles should be converted into a mesh that represents a surface of the fluid – this process is called a surface extraction.</text:p>
            </text:list-item>
            <text:list-item>
              <text:p text:style-name="P20"><text:span text:style-name="T6">The main task of the surface extraction is given a set of particles to extract a triangular mesh from </text:span><text:span text:style-name="T5">their</text:span><text:span text:style-name="T6"> displacement so that the mesh is accurately wraps around the SPH particles representing a fluid </text:span><text:span text:style-name="T5">surface</text:span><text:span text:style-name="T6">. Usually </text:span><text:span text:style-name="T5">this process</text:span><text:span text:style-name="T6"> is not a part of the simulation and can be performed in parallel </text:span><text:span text:style-name="T5">(e.g. after 1-st simulatin frame is ready surface extraction can be performed on it in parallel to 2-nd frames simulation)</text:span><text:span text:style-name="T6">.</text:span></text:p>
            </text:list-item>
            <text:list-item>
              <text:p text:style-name="P21"><text:span text:style-name="T6">H</text:span><text:span text:style-name="T5">owever, the main problem of all existing methods that are able to extract fluid surface from simulation frame is its inability to extract smooth surfaces in places where it is needed. This problem arises from the different </text:span><text:span text:style-name="T7">reasons mostly based on the </text:span><text:span text:style-name="T18">approximate</text:span><text:span text:style-name="T7"> nature of the argorythms used </text:span><text:span text:style-name="T18">dor</text:span><text:span text:style-name="T7"> surface extraction, </text:span></text:p>
            </text:list-item>
            <text:list-item>
              <text:p text:style-name="P22"><text:span text:style-name="T8">but</text:span><text:span text:style-name="T7"> </text:span><text:span text:style-name="T8">o</text:span><text:span text:style-name="T7">ne of the most contributing reason is a discretness of the simulation </text:span><text:span text:style-name="T9">itself</text:span><text:span text:style-name="T7"> and as a result irregular displacement of particles along the fluid surface. </text:span><text:span text:style-name="T19">As further wil be shown , nonstatic nature of Lagrangian methods can lead to areas with dence particles displacements in one areas and small number of particles in other areas near the liquids surface, which is contradicting to a static nature of surface extraction using Marching cubes algorythm and contributes to a .</text:span></text:p>
            </text:list-item>
            <text:list-item>
              <text:p text:style-name="P23"><text:span text:style-name="T10">The issue can be reduced in terms of scaling the resolution of the simulation, however, this implies large performance penalties as far as in general surface extraction complexity depends cubically on the </text:span><text:span text:style-name="T11">resolution</text:span><text:span text:style-name="T10">. </text:span><text:span text:style-name="T12">Nevertheless, changin a resolution of a simulation </text:span><text:span text:style-name="T15">is not</text:span><text:span text:style-name="T12"> </text:span><text:span text:style-name="T15">always an acceptable solution and does not</text:span><text:span text:style-name="T12"> guarantee the </text:span><text:span text:style-name="T15">q</text:span><text:span text:style-name="T12">uality of </text:span><text:span text:style-name="T15">the final </text:span><text:span text:style-name="T12">surface smootheness. </text:span><text:span text:style-name="T15">In some cases </text:span><text:span text:style-name="T12">surfaces will still contain small frequence </text:span><text:span text:style-name="T13">bum</text:span><text:span text:style-name="T14">p</text:span><text:span text:style-name="T13">s.</text:span></text:p>
            </text:list-item>
            <text:list-item>
              <text:p text:style-name="P27"><text:span text:style-name="T13">T</text:span><text:span text:style-name="T1">hus in this work 2 methods are introduced which tries to solve these problems. The fundamental idea of this methods is to smooth out the scalar signed field</text:span><text:span text:style-name="T16">s which defines existance of a fluid in space and which are finally used in the Marching Cubes algorythm </text:span><text:span text:style-name="T17">to</text:span><text:span text:style-name="T16"> extract surface mesh from a 3D grid.</text:span><text:span text:style-name="T1"> </text:span></text:p>
            </text:list-item>
            <text:list-item>
              <text:p text:style-name="P16">However, smoothing surface in terms of fluid simulation is a chalenging task as far as the general requirement is that small features and high curvature areas should be preserved to save detailes that are produced by SPH simulation scenarios.</text:p>
            </text:list-item>
            <text:list-item>
              <text:p text:style-name="P24"><text:span text:style-name="T20">This dayes topic of SPH surface extraction and generating smooth surface was reffered in multiple works. In general all methods are based on 2 fundamental concepts. </text:span><text:span text:style-name="T21">First one </text:span><text:soft-page-break/><text:span text:style-name="T21">are s</text:span><text:span text:style-name="T20">calar signed fields on a statically defined grids (also reffered as a Signed Distance Fields (SDF)). </text:span><text:span text:style-name="T21">This scalar fields in 3d space define the inner and outer surface areas in terms of signedness of the </text:span><text:span text:style-name="T22">area</text:span><text:span text:style-name="T21">. E.g. the areas that are inside the fluid are positive, and areas that are outside the fluid are negative valued. The fluid surface </text:span><text:span text:style-name="T22">assumed to be</text:span><text:span text:style-name="T21"> exctly on the border between the outer and inner areas of the SDF’s. This fact is exploited in the Marching cubes algorythm. </text:span></text:p>
            </text:list-item>
            <text:list-item>
              <text:p text:style-name="P24"><text:span text:style-name="T22">The area that is observed by surface extraction algorythm is split into a finit number of cells. Different approaches exists that uses different splitting algorythm to optimise calculations and reduce the number of cells without sacrefising the the details, but in most cases uniform splitting over a fixed area is used. The area (for 3D space </text:span><text:span text:style-name="T24">volume area is ment</text:span><text:span text:style-name="T22">) is split into finit number of cells. </text:span><text:span text:style-name="T23">Each cell in forms 4 vertices (8 for 3d case). </text:span><text:span text:style-name="T24">After some computations e</text:span><text:span text:style-name="T23">ach vertex represents a SDF value for a point </text:span><text:span text:style-name="T25">in the area</text:span><text:span text:style-name="T23">.</text:span><text:span text:style-name="T22"> </text:span><text:span text:style-name="T25">When the procedure of computation of SDF is finished </text:span><text:span text:style-name="T20">Marching </text:span><text:span text:style-name="T25">C</text:span><text:span text:style-name="T20">ubes algorythm </text:span><text:span text:style-name="T23">is applied </text:span><text:span text:style-name="T25">to detect cells that contains 0-level intersections and compute mesh vertices</text:span><text:span text:style-name="T23">. </text:span><text:span text:style-name="T25">The resulting mesh is a 3D surface mesh</text:span></text:p>
            </text:list-item>
            <text:list-item>
              <text:p text:style-name="P25"><text:span text:style-name="T25">Existing reconstruction methods mainly differ in a way the SDF is computed. One of the first methods proposed by Blinn uses the electron density function to compute an SDF. The main disadvantage of such an SDF is that it is not able to generate flat surfaces, especially for particle sets with sharp features. Müller et. al. In </text:span><text:span text:style-name="T26">their</text:span><text:span text:style-name="T25"> work [Mül03a] proposed to use weighted density particle information for to extract SPH iso-surface. This method produces relatively smooth surfaces, but in terms of removing significant amount of details. Another </text:span><text:span text:style-name="T26">approach</text:span><text:span text:style-name="T25"> was </text:span><text:span text:style-name="T26">proposed </text:span><text:span text:style-name="T25">by Zhu and Bridson ([Zhu05]). The method constructs the SDF based only on the geometry information of the SPH particle set. </text:span><text:span text:style-name="T26">T</text:span><text:span text:style-name="T25">he method has a known artifact near the concave regions due to nonuniform decay of the the weighted sum of neighbor SPH particle positions. </text:span><text:span text:style-name="T26">This artifacts was reffered in the work of Solenthaler et.al. and new solution was proposed by applying distance decay function. The <text:s/>distance decay function implies computation of eigenvalues for each grid vertex, thus this approach is computationally intensive.</text:span></text:p>
            </text:list-item>
            <text:list-item>
              <text:p text:style-name="P17">However most of this methods are prone to generating bumpy surfaces for the areas with irregular displaced particles and there is no way to configure smootheness of a surface.</text:p>
            </text:list-item>
            <text:list-item>
              <text:p text:style-name="P26"><text:span text:style-name="T27">The state of the art method that is capable to generate smooth surfaces was proposed by Yu. and Turk. The idea is to use apply a Principle component analysis to determine displacement of a fluid particles </text:span><text:span text:style-name="T28">w.r.t. the grid and apply</text:span><text:span text:style-name="T27"> anisotropic kernels instead of generally used isotropic. However, this approach requires computation Eigen values and eigen vectors for each fluid particle and is still not capable of parametrysing smootheness of the resulting surface. </text:span></text:p>
            </text:list-item>
            <text:list-item>
              <text:p text:style-name="P26"><text:span text:style-name="T29">Smoothing algorithms, proposed in this thesis are designed in the way that they can be applied to </text:span><text:span text:style-name="T30">every</text:span><text:span text:style-name="T29"> reconstruction </text:span><text:span text:style-name="T30">approach that uses concept of Marching Cubes on top of the SDF</text:span><text:span text:style-name="T29">. </text:span><text:span text:style-name="T31">The main requirements for a smoothing algorythms are: small computational overhead (it should be possible to massively paralelis the algorythm on cluster or even GPGPU’s) </text:span><text:span text:style-name="T32">and highly configurable in terms of smoothing capabilities</text:span><text:span text:style-name="T31">.</text:span></text:p>
            </text:list-item>
            <text:list-item>
              <text:p text:style-name="P18"/>
              <text:p text:style-name="P19"/>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9T06:35:18.364700383</meta:creation-date>
    <dc:date>2021-05-09T20:59:03.359267238</dc:date>
    <meta:editing-duration>PT4H42M23S</meta:editing-duration>
    <meta:editing-cycles>20</meta:editing-cycles>
    <meta:generator>LibreOffice/6.4.6.2$Linux_X86_64 LibreOffice_project/40$Build-2</meta:generator>
    <meta:document-statistic meta:table-count="0" meta:image-count="0" meta:object-count="0" meta:page-count="3" meta:paragraph-count="45" meta:word-count="1392" meta:character-count="8518" meta:non-whitespace-character-count="7200"/>
  </office:meta>
</office:document-meta>
</file>